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Admin Admin</text:p>
            <text:p text:style-name="P10"/>
            <text:p text:style-name="P10"/>
            <text:p text:style-name="Contact_20_info"> – <text:span text:style-name="T15">admin@gmail.com – </text:span><text:span text:style-name="T16"/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7911aec-2de9-4eb1-aa35-a1ffa7117939">
              <text:p text:style-name="P9">
    <text:span text:style-name="T10">fdf - </text:span>
    <text:span text:style-name="T12">xxyy</text:span>
    <text:span text:style-name="T10">:</text:span>
    <text:span text:style-name="T3"> </text:span>
    <text:span text:style-name="T7">September 2021</text:span>
    <text:span text:style-name="T4"> - </text:span>
    <text:span text:style-name="T8">September 2021</text:span>
    <text:span text:style-name="T4"> </text:span>
  </text:p>
              <text:p text:style-name="P4">y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3944e625-9417-43a6-ac6f-80e0e81ae232">
              <text:p text:style-name="P6"><text:span text:style-name="T17">afda: </text:span>adfad</text:p>
            </text:section>
            <text:section text:style-name="Sect2" text:name="50164b28-bc37-439b-a552-81d7e8d60832">
              <text:p text:style-name="P6"><text:span text:style-name="T17">yyy: </text:span>yy</text:p>
            </text:section>
            <text:section text:style-name="Sect2" text:name="0c0ea799-17b6-44b7-bf22-c2b9fc03784d">
              <text:p text:style-name="P6"><text:span text:style-name="T17">yyy: </text:span>yy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Admin Adm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